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9B0000160C0000160CC4A60C2A.svm"/>
  <manifest:file-entry manifest:media-type="" manifest:full-path="Pictures/200001FF0000160C0000160C36825540.svm"/>
  <manifest:file-entry manifest:media-type="" manifest:full-path="Pictures/2000009700000DC800000DC8278E22C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5.875in" fo:margin-left="0.4833in" fo:margin-right="0.5667in" table:align="margins"/>
    </style:style>
    <style:style style:name="Table1.A" style:family="table-column">
      <style:table-column-properties style:column-width="2.3542in" style:rel-column-width="3390*"/>
    </style:style>
    <style:style style:name="Table1.B" style:family="table-column">
      <style:table-column-properties style:column-width="0.4583in" style:rel-column-width="660*"/>
    </style:style>
    <style:style style:name="Table1.C" style:family="table-column">
      <style:table-column-properties style:column-width="3.0625in" style:rel-column-width="4410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fo:padding="0.0382in" fo:border-left="0.0139in solid #000000" fo:border-right="none" fo:border-top="none" fo:border-bottom="none"/>
    </style:style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e187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4e187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1b5a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27263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452c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657ef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9b8b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a9d2d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ae41b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b916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c321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f8149" officeooo:paragraph-rsid="005e505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paragraph-properties>
        <style:tab-stops>
          <style:tab-stop style:position="0.4898in"/>
          <style:tab-stop style:position="0.802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f8149" officeooo:paragraph-rsid="00607f7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paragraph-properties>
        <style:tab-stops>
          <style:tab-stop style:position="0.4898in"/>
          <style:tab-stop style:position="0.802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f8149" officeooo:paragraph-rsid="00607f7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paragraph-properties>
        <style:tab-stops>
          <style:tab-stop style:position="0.4898in"/>
          <style:tab-stop style:position="0.802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f8149" officeooo:paragraph-rsid="00611910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paragraph-properties>
        <style:tab-stops>
          <style:tab-stop style:position="0.4898in"/>
          <style:tab-stop style:position="0.802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f8149" officeooo:paragraph-rsid="0062cfb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paragraph-properties>
        <style:tab-stops>
          <style:tab-stop style:position="0.4898in"/>
          <style:tab-stop style:position="0.802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f8149" officeooo:paragraph-rsid="00640a7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f8149" officeooo:paragraph-rsid="004e187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f8149" officeooo:paragraph-rsid="005452c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f8149" officeooo:paragraph-rsid="005a9d2d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f8149" officeooo:paragraph-rsid="005ae41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f8149" officeooo:paragraph-rsid="005e505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Math_20_text">
      <style:paragraph-properties fo:break-before="page">
        <style:tab-stops>
          <style:tab-stop style:position="0.4898in"/>
          <style:tab-stop style:position="0.802in"/>
        </style:tab-stops>
      </style:paragraph-properties>
      <style:text-properties style:use-window-font-color="true" style:text-position="0% 100%" fo:font-size="12pt" fo:font-style="normal" style:text-underline-style="none" fo:font-weight="normal" officeooo:rsid="004f8149" officeooo:paragraph-rsid="00611910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text-properties fo:font-size="12pt" officeooo:paragraph-rsid="005ae41b" style:font-size-asian="12pt" style:font-size-complex="12pt"/>
    </style:style>
    <style:style style:name="P28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officeooo:rsid="004e187f"/>
    </style:style>
    <style:style style:name="T3" style:family="text">
      <style:text-properties officeooo:rsid="004f09cc"/>
    </style:style>
    <style:style style:name="T4" style:family="text">
      <style:text-properties officeooo:rsid="004f8149"/>
    </style:style>
    <style:style style:name="T5" style:family="text">
      <style:text-properties style:text-position="super 58%" officeooo:rsid="004f8149"/>
    </style:style>
    <style:style style:name="T6" style:family="text">
      <style:text-properties style:text-position="super 58%" officeooo:rsid="004e187f"/>
    </style:style>
    <style:style style:name="T7" style:family="text">
      <style:text-properties style:text-position="super 58%" officeooo:rsid="00527263"/>
    </style:style>
    <style:style style:name="T8" style:family="text">
      <style:text-properties style:text-position="super 58%" officeooo:rsid="005452c8"/>
    </style:style>
    <style:style style:name="T9" style:family="text">
      <style:text-properties style:text-position="super 58%" officeooo:rsid="005657ef"/>
    </style:style>
    <style:style style:name="T10" style:family="text">
      <style:text-properties style:text-position="super 58%" officeooo:rsid="0059b8b3"/>
    </style:style>
    <style:style style:name="T11" style:family="text">
      <style:text-properties style:text-position="super 58%" officeooo:rsid="005a9d2d"/>
    </style:style>
    <style:style style:name="T12" style:family="text">
      <style:text-properties style:text-position="super 58%" officeooo:rsid="005ae41b"/>
    </style:style>
    <style:style style:name="T13" style:family="text">
      <style:text-properties style:text-position="super 58%" officeooo:rsid="005e505f"/>
    </style:style>
    <style:style style:name="T14" style:family="text">
      <style:text-properties style:text-position="super 58%" officeooo:rsid="0062cfbc"/>
    </style:style>
    <style:style style:name="T15" style:family="text">
      <style:text-properties style:use-window-font-color="true" style:text-position="0% 100%" fo:font-size="12pt" fo:font-style="normal" style:text-underline-style="none" fo:font-weight="normal" officeooo:rsid="004f8149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position="sub 58%" officeooo:rsid="004e187f"/>
    </style:style>
    <style:style style:name="T17" style:family="text">
      <style:text-properties style:text-position="sub 58%" officeooo:rsid="005452c8"/>
    </style:style>
    <style:style style:name="T18" style:family="text">
      <style:text-properties style:text-position="sub 58%" officeooo:rsid="005a9d2d"/>
    </style:style>
    <style:style style:name="T19" style:family="text">
      <style:text-properties style:text-position="sub 58%" officeooo:rsid="005ae41b"/>
    </style:style>
    <style:style style:name="T20" style:family="text">
      <style:text-properties style:text-position="sub 58%" officeooo:rsid="00607f79"/>
    </style:style>
    <style:style style:name="T21" style:family="text">
      <style:text-properties style:text-position="sub 58%" officeooo:rsid="00611910"/>
    </style:style>
    <style:style style:name="T22" style:family="text">
      <style:text-properties style:text-position="sub 58%" officeooo:rsid="0062cfbc"/>
    </style:style>
    <style:style style:name="T23" style:family="text">
      <style:text-properties style:text-position="sub 58%" officeooo:rsid="00640a78"/>
    </style:style>
    <style:style style:name="T24" style:family="text">
      <style:text-properties style:text-position="0% 100%" officeooo:rsid="005ae41b"/>
    </style:style>
    <style:style style:name="T25" style:family="text">
      <style:text-properties officeooo:rsid="0051b5ac"/>
    </style:style>
    <style:style style:name="T26" style:family="text">
      <style:text-properties officeooo:rsid="00527263"/>
    </style:style>
    <style:style style:name="T27" style:family="text">
      <style:text-properties fo:font-weight="bold" officeooo:rsid="00527263" style:font-weight-asian="bold" style:font-weight-complex="bold"/>
    </style:style>
    <style:style style:name="T28" style:family="text">
      <style:text-properties officeooo:rsid="005452c8"/>
    </style:style>
    <style:style style:name="T29" style:family="text">
      <style:text-properties officeooo:rsid="0055fe5f"/>
    </style:style>
    <style:style style:name="T30" style:family="text">
      <style:text-properties officeooo:rsid="005657ef"/>
    </style:style>
    <style:style style:name="T31" style:family="text">
      <style:text-properties officeooo:rsid="0059b8b3"/>
    </style:style>
    <style:style style:name="T32" style:family="text">
      <style:text-properties officeooo:rsid="005a9d2d"/>
    </style:style>
    <style:style style:name="T33" style:family="text">
      <style:text-properties officeooo:rsid="005ae41b"/>
    </style:style>
    <style:style style:name="T34" style:family="text">
      <style:text-properties officeooo:rsid="005b9160"/>
    </style:style>
    <style:style style:name="T35" style:family="text">
      <style:text-properties officeooo:rsid="005c3211"/>
    </style:style>
    <style:style style:name="T36" style:family="text">
      <style:text-properties officeooo:rsid="005e505f"/>
    </style:style>
    <style:style style:name="T37" style:family="text">
      <style:text-properties fo:color="#999999" officeooo:rsid="005e505f"/>
    </style:style>
    <style:style style:name="T38" style:family="text">
      <style:text-properties fo:color="#999999" fo:font-style="italic" officeooo:rsid="005e505f" style:font-style-asian="italic" style:font-style-complex="italic"/>
    </style:style>
    <style:style style:name="T39" style:family="text">
      <style:text-properties fo:color="#999999" officeooo:rsid="00611910"/>
    </style:style>
    <style:style style:name="T40" style:family="text">
      <style:text-properties fo:color="#999999" style:text-position="sub 58%" officeooo:rsid="00611910"/>
    </style:style>
    <style:style style:name="T41" style:family="text">
      <style:text-properties fo:color="#999999" officeooo:rsid="0062cfbc"/>
    </style:style>
    <style:style style:name="T42" style:family="text">
      <style:text-properties officeooo:rsid="00607f79"/>
    </style:style>
    <style:style style:name="T43" style:family="text">
      <style:text-properties officeooo:rsid="00611910"/>
    </style:style>
    <style:style style:name="T44" style:family="text">
      <style:text-properties officeooo:rsid="0062cfbc"/>
    </style:style>
    <style:style style:name="T45" style:family="text">
      <style:text-properties officeooo:rsid="00640a7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style:style style:name="gr1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098in" draw:marker-end="Arrowheads_20_1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098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098in" svg:stroke-color="#808080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20<text:span text:style-name="T1">11</text:span>-(<text:span text:style-name="T1">03</text:span>)<text:span text:style-name="T1">mar</text:span>-<text:span text:style-name="T1">09</text:span>: dag <text:span text:style-name="T1">14</text:span></text:h>
      <text:p text:style-name="P2"/>
      <text:p text:style-name="P4"><text:span text:style-name="T2">Mer algebra</text:span></text:p>
      <text:p text:style-name="P4"><text:span text:style-name="T2"/></text:p>
      <text:p text:style-name="P4"><text:span text:style-name="T2"><text:tab/>Delgrupper</text:span></text:p>
      <text:p text:style-name="P4"><text:span text:style-name="T2"/></text:p>
      <text:p text:style-name="P4"><text:span text:style-name="T2"><text:tab/><text:tab/>Att känna igen dem.</text:span></text:p>
      <text:p text:style-name="P4"><text:span text:style-name="T2"/></text:p>
      <text:p text:style-name="P4"><text:span text:style-name="T2"><text:tab/><text:tab/>Z(G), C(g)</text:span></text:p>
      <text:p text:style-name="P4"><text:span text:style-name="T2"/></text:p>
      <text:p text:style-name="P4"><text:span text:style-name="T2"/></text:p>
      <text:p text:style-name="P4"><text:span text:style-name="T2"><text:tab/>Sidoklasser</text:span></text:p>
      <text:p text:style-name="P4"><text:span text:style-name="T2"/></text:p>
      <text:p text:style-name="P4"><text:span text:style-name="T2"><text:tab/><text:tab/>Lagranges sats</text:span></text:p>
      <text:p text:style-name="P4"><text:span text:style-name="T2"/></text:p>
      <text:p text:style-name="P4"><text:span text:style-name="T2"><text:tab/><text:tab/>Grupper av primtalsordning är cykliska</text:span></text:p>
      <text:p text:style-name="P4"><text:span text:style-name="T2"/></text:p>
      <text:p text:style-name="P4"><text:span text:style-name="T2"/></text:p>
      <text:p text:style-name="P4"><text:span text:style-name="T2"><text:tab/>Gruppisomorfi</text:span></text:p>
      <text:p text:style-name="P4"><text:span text:style-name="T2"/></text:p>
      <text:p text:style-name="P4"><text:span text:style-name="T2"><text:tab/><text:tab/>“Strukturlikhet”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Från 2011-(03)mar-02, dag 13:</text:span></text:p>
      <text:p text:style-name="P4"><text:span text:style-name="T2"/></text:p>
      <text:p text:style-name="P4"><text:span text:style-name="T2"/></text:p>
      <text:p text:style-name="P4"><text:span text:style-name="T3"><text:tab/>(G; </text:span><text:span text:style-name="T4">∗) är en grupp om</text:span></text:p>
      <text:p text:style-name="P5"/>
      <text:p text:style-name="P5"><text:tab/><text:tab/>G1)<text:tab/>∀ x, y ∈ G : x ∗ y ∈ G</text:p>
      <text:p text:style-name="P5"><text:tab/><text:tab/><text:tab/>“slutenhet”</text:p>
      <text:p text:style-name="P5"/>
      <text:p text:style-name="P5"><text:tab/><text:tab/>G2)<text:tab/>∀ x, y, z ∈ G : (x ∗ y) ∗ z = x ∗ (y ∗ z)</text:p>
      <text:p text:style-name="P5"><text:tab/><text:tab/><text:tab/>“associativitet”</text:p>
      <text:p text:style-name="P5"/>
      <text:p text:style-name="P5"><text:tab/><text:tab/>G3)<text:tab/>∃ I ∈ G : ∀ x ∈ G <text:s/>: <text:s/>I ∗ x = x ∗ I = x</text:p>
      <text:p text:style-name="P5"><text:tab/><text:tab/><text:tab/>“identitetselement”</text:p>
      <text:p text:style-name="P5"/>
      <text:p text:style-name="P4"><text:span text:style-name="T4"><text:tab/><text:tab/>G4)<text:tab/>∀ x ∈ G : ∃ x</text:span><text:span text:style-name="T5">−1</text:span><text:span text:style-name="T4"> ∈ G <text:s/>: <text:s/>x ∗ x</text:span><text:span text:style-name="T5">−1</text:span><text:span text:style-name="T4"> = x</text:span><text:span text:style-name="T5">−1</text:span><text:span text:style-name="T4"> ∗ x = I</text:span></text:p>
      <text:p text:style-name="P5"><text:span text:style-name="T2"><text:tab/><text:tab/><text:tab/>“invers”</text:span></text:p>
      <text:p text:style-name="P5"><text:span text:style-name="T2"/></text:p>
      <text:p text:style-name="P21"><text:span text:style-name="T2">Idag om delgrupper</text:span></text:p>
      <text:p text:style-name="P5"><text:span text:style-name="T2"/></text:p>
      <text:p text:style-name="P5"><text:span text:style-name="T2">Definition:</text:span></text:p>
      <text:p text:style-name="P5"><text:span text:style-name="T2"/></text:p>
      <text:p text:style-name="P5"><text:span text:style-name="T2"><text:tab/>Om H ⊆ G och (G; </text:span>∗<text:span text:style-name="T2">) är en grupp så kallas H</text:span></text:p>
      <text:p text:style-name="P5"><text:span text:style-name="T2"><text:tab/>en delgrupp till G omm (H; </text:span>∗<text:span text:style-name="T2">) är en grupp.</text:span></text:p>
      <text:p text:style-name="P5"><text:span text:style-name="T2"/></text:p>
      <text:p text:style-name="P5"><text:span text:style-name="T2"/></text:p>
      <text:p text:style-name="P5"><text:span text:style-name="T2">Exempel:</text:span></text:p>
      <text:p text:style-name="P5"><text:span text:style-name="T2"/></text:p>
      <text:p text:style-name="P5"><text:span text:style-name="T2"><text:tab/>H = {i, y} är en delgrupp till G</text:span><text:span text:style-name="T16">△</text:span><text:span text:style-name="T2">.</text:span></text:p>
      <text:p text:style-name="P5"><text:span text:style-name="T2"/></text:p>
      <text:p text:style-name="P5"><text:span text:style-name="T2"><text:tab/>Ty:</text:span></text:p>
      <text:p text:style-name="P5"><text:span text:style-name="T2"><text:tab/><text:tab/>G1 OK</text:span></text:p>
      <text:p text:style-name="P5"><text:span text:style-name="T2"/></text:p>
      <text:p text:style-name="P5"><text:span text:style-name="T2"><text:tab/><text:tab/>G2 OK (ty, uppfyllt i G</text:span><text:span text:style-name="T16">△</text:span><text:span text:style-name="T2">)</text:span></text:p>
      <text:p text:style-name="P5"><text:span text:style-name="T2"/></text:p>
      <text:p text:style-name="P5"><text:span text:style-name="T2"><text:tab/><text:tab/>G3 OK (i, identitetselement)</text:span></text:p>
      <text:p text:style-name="P5"><text:span text:style-name="T2"/></text:p>
      <text:p text:style-name="P5"><draw:custom-shape text:anchor-type="paragraph" draw:z-index="1" draw:style-name="gr1" draw:text-style-name="P28" svg:width="0.0835in" svg:height="0.437in" svg:x="1.5925in" svg:y="0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><text:tab/><text:tab/>G4 OK</text:span><text:span text:style-name="T2"><draw:frame draw:style-name="fr2" draw:name="Object1" text:anchor-type="as-char" svg:width="0.6638in" svg:height="0.4374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5"><text:span text:style-name="T2"/></text:p>
      <text:p text:style-name="P5"><text:span text:style-name="T2"/></text:p>
      <text:p text:style-name="P5"><text:span text:style-name="T2">Sats:</text:span></text:p>
      <text:p text:style-name="P5"/>
      <text:p text:style-name="P5"><text:span text:style-name="T2"><text:tab/>Om H ⊆ G och (G; </text:span>∗<text:span text:style-name="T2">) är en grupp så är H</text:span></text:p>
      <text:p text:style-name="P5"><text:span text:style-name="T2"><text:tab/>en delgrupp till G omm:</text:span></text:p>
      <text:p text:style-name="P5"><draw:custom-shape text:anchor-type="paragraph" draw:z-index="2" draw:style-name="gr1" draw:text-style-name="P28" svg:width="0.1252in" svg:height="1.063in" svg:x="0.8528in" svg:y="0.1661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"/></text:p>
      <text:p text:style-name="P5"><text:span text:style-name="T2"><text:tab/><text:tab/>S0:<text:tab/>H ≠ ∅</text:span></text:p>
      <text:p text:style-name="P5"><text:span text:style-name="T2"/></text:p>
      <text:p text:style-name="P5"><text:span text:style-name="T2"><text:tab/><text:tab/>S1:<text:tab/>x, y ∈ H ⇒ x </text:span>∗<text:span text:style-name="T2"> y ∈ H</text:span></text:p>
      <text:p text:style-name="P5"><text:span text:style-name="T2"/></text:p>
      <text:p text:style-name="P5"><text:span text:style-name="T2"><text:tab/><text:tab/>S2:<text:tab/>x ∈ H ⇒ x</text:span><text:span text:style-name="T6">−1</text:span><text:span text:style-name="T2"> ∈ H</text:span></text:p>
      <text:p text:style-name="P5"><text:span text:style-name="T2"/></text:p>
      <text:p text:style-name="P5"><text:span text:style-name="T2"><text:tab/>Om H är ändlig räcker S0 och S1, ty:</text:span></text:p>
      <text:p text:style-name="P5"><text:span text:style-name="T2"/></text:p>
      <text:p text:style-name="P5"><text:span text:style-name="T2"><text:tab/><text:tab/>⇒:<text:tab/>klart</text:span></text:p>
      <text:p text:style-name="P5"><text:span text:style-name="T2"/></text:p>
      <text:p text:style-name="P5"><text:span text:style-name="T2"><text:tab/><text:tab/>⇐:<text:tab/>S1 ⇒ G1;<text:tab/>G2 i G ⇒ G2 i H;</text:span></text:p>
      <text:p text:style-name="P5"><text:span text:style-name="T2"/></text:p>
      <text:p text:style-name="P5"><text:span text:style-name="T2"><text:tab/><text:tab/><text:tab/></text:span><text:span text:style-name="T2"><draw:frame draw:style-name="fr3" draw:name="Object2" text:anchor-type="as-char" svg:width="3.5055in" svg:height="0.4339in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5"><text:span text:style-name="T2"/></text:p>
      <text:p text:style-name="P5"><text:span text:style-name="T2"><text:tab/><text:tab/><text:tab/>S2 ⇒ G4</text:span></text:p>
      <text:p text:style-name="P21"><text:span text:style-name="T2"><text:tab/><text:tab/><text:tab/>Om H är ändlig, H = {h</text:span><text:span text:style-name="T16">1,</text:span><text:span text:style-name="T2"> h</text:span><text:span text:style-name="T16">2</text:span><text:span text:style-name="T2">, …, h</text:span><text:span text:style-name="T16">n</text:span><text:span text:style-name="T2">} så om x ∈ H ⇒</text:span></text:p>
      <text:p text:style-name="P5"><text:span text:style-name="T2"/></text:p>
      <text:p text:style-name="P5"><text:span text:style-name="T2"><text:tab/><text:tab/><text:tab/></text:span><text:span text:style-name="T2"><draw:frame draw:style-name="fr3" draw:name="Object3" text:anchor-type="as-char" svg:width="4.0437in" svg:height="0.2437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p>
      <text:p text:style-name="P5"><text:span text:style-name="T2"/></text:p>
      <text:p text:style-name="P5"><text:span text:style-name="T2"><text:tab/><text:tab/><text:tab/></text:span><text:span text:style-name="T2"><draw:frame draw:style-name="fr3" draw:name="Object4" text:anchor-type="as-char" svg:width="3.4201in" svg:height="0.4173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25">Fler exempel på delgrupper till G:</text:span></text:p>
      <text:p text:style-name="P6"><text:span text:style-name="T25"/></text:p>
      <text:p text:style-name="P6"><text:span text:style-name="T25"><text:tab/>{1}</text:span><text:span text:style-name="T26"> och {G} är delgrupper till G</text:span></text:p>
      <text:p text:style-name="P6"><text:span text:style-name="T26"/></text:p>
      <text:p text:style-name="P7"><text:span text:style-name="T26"><text:tab/>{i, r, s} och {i, z} delgrupper till </text:span><text:span text:style-name="T2">G</text:span><text:span text:style-name="T16">△</text:span></text:p>
      <text:p text:style-name="P7"><text:span text:style-name="T2"/></text:p>
      <text:p text:style-name="P7"><text:span text:style-name="T26"><text:tab/>SL(n; ℝ) = {</text:span><text:span text:style-name="T27">A</text:span><text:span text:style-name="T26"> ∈ GL(n; ℝ) | det </text:span><text:span text:style-name="T27">A</text:span><text:span text:style-name="T26"> = 1} delgrupp till GL(m; ℝ)</text:span></text:p>
      <text:p text:style-name="P7"><text:span text:style-name="T26"/></text:p>
      <text:p text:style-name="P7"><text:span text:style-name="T26"><text:tab/>Z(G) = {z ∈ G | zg = gz, alla g ∈ G}, G:s centrum, en delgrupp till S:</text:span></text:p>
      <text:p text:style-name="P7"><text:span text:style-name="T26"/></text:p>
      <text:p text:style-name="P7"><text:span text:style-name="T26"><text:tab/><text:tab/>S0 OK (1 ∈ Z(G))</text:span></text:p>
      <text:p text:style-name="P7"><text:span text:style-name="T26"/></text:p>
      <text:p text:style-name="P7"><text:span text:style-name="T26"><text:tab/><text:tab/>S1 OK (x, y ∈ Z(G) ⇒ xyg = gxy, alla g ∈ G så xy ∈ Z(G))</text:span></text:p>
      <text:p text:style-name="P7"><text:span text:style-name="T26"/></text:p>
      <text:p text:style-name="P7"><text:span text:style-name="T26"><text:tab/><text:tab/>S2 OK:</text:span></text:p>
      <text:p text:style-name="P7"><text:span text:style-name="T26"/></text:p>
      <text:p text:style-name="P7"><text:span text:style-name="T26"><text:tab/><text:tab/><text:tab/>z ∈ Z(G) ⇒ zg = gz, alla g ∈ G ⇒</text:span></text:p>
      <text:p text:style-name="P7"><draw:custom-shape text:anchor-type="paragraph" draw:z-index="6" draw:style-name="gr1" draw:text-style-name="P28" svg:width="0.115in" svg:height="0.6567in" svg:x="1.811in" svg:y="0.1654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6"/></text:p>
      <text:p text:style-name="P7"><text:span text:style-name="T26"><text:tab/><text:tab/><text:tab/>⇒<text:tab/>z</text:span><text:span text:style-name="T7">−1</text:span><text:span text:style-name="T26">zgz</text:span><text:span text:style-name="T7">−1</text:span><text:span text:style-name="T26"> = gz</text:span><text:span text:style-name="T7">−1</text:span></text:p>
      <text:p text:style-name="P7"><text:span text:style-name="T26"><text:tab/><text:tab/><text:tab/><text:tab/><text:tab/><text:tab/><text:tab/><text:tab/><text:tab/>alla g ∈ G</text:span></text:p>
      <text:p text:style-name="P7"><text:span text:style-name="T26"><text:tab/><text:tab/><text:tab/><text:tab/>z</text:span><text:span text:style-name="T7">−1</text:span><text:span text:style-name="T26">zgz</text:span><text:span text:style-name="T7">−1</text:span><text:span text:style-name="T26"> = z</text:span><text:span text:style-name="T7">−1</text:span><text:span text:style-name="T26">gzz</text:span><text:span text:style-name="T7">−1</text:span><text:span text:style-name="T26"> = z</text:span><text:span text:style-name="T7">−1</text:span><text:span text:style-name="T26">g</text:span></text:p>
      <text:p text:style-name="P7"><text:span text:style-name="T26"/></text:p>
      <text:p text:style-name="P7"><text:span text:style-name="T26"><text:tab/><text:tab/><text:tab/><text:tab/><text:tab/>⇓</text:span></text:p>
      <text:p text:style-name="P7"><text:span text:style-name="T26"/></text:p>
      <text:p text:style-name="P7"><text:span text:style-name="T26"><text:tab/><text:tab/><text:tab/><text:tab/> <text:s text:c="3"/>z</text:span><text:span text:style-name="T7">−1</text:span><text:span text:style-name="T26"> ∈ Z(G)</text:span></text:p>
      <text:p text:style-name="P7"><text:span text:style-name="T26"/></text:p>
      <text:p text:style-name="P8"><text:span text:style-name="T28"/></text:p>
      <text:p text:style-name="P8"><text:span text:style-name="T28">Exempel:</text:span></text:p>
      <text:p text:style-name="P8"><text:span text:style-name="T28"/></text:p>
      <text:p text:style-name="P8"><text:span text:style-name="T28"><text:tab/>Z(G</text:span><text:span text:style-name="T17">□</text:span><text:span text:style-name="T28">) = {i, r</text:span><text:span text:style-name="T8">2</text:span><text:span text:style-name="T28">}, <text:s/>Z(G</text:span><text:span text:style-name="T17">△</text:span><text:span text:style-name="T28">) = {i}</text:span></text:p>
      <text:p text:style-name="P8"><text:span text:style-name="T28"/></text:p>
      <text:p text:style-name="P8"><text:span text:style-name="T28"><text:tab/>G abelsk ⇔ Z(G) = G</text:span></text:p>
      <text:p text:style-name="P8"><text:span text:style-name="T28"/></text:p>
      <text:p text:style-name="P22"><text:span text:style-name="T28">C(g) = {x ∈ G | xg = gx} för alla g ∈ G</text:span></text:p>
      <text:p text:style-name="P8"><draw:line text:anchor-type="paragraph" draw:z-index="7" draw:style-name="gr2" draw:text-style-name="P28" svg:x1="0.9567in" svg:y1="0.3862in" svg:x2="0.3839in" svg:y2="0.0528in"><text:p/></draw:line><text:span text:style-name="T28"/></text:p>
      <text:p text:style-name="P8"><text:span text:style-name="T28"/></text:p>
      <text:p text:style-name="P8"><text:span text:style-name="T28"><text:tab/><text:tab/>“centralisatorn” till G</text:span></text:p>
      <text:p text:style-name="P8"><text:span text:style-name="T28"/></text:p>
      <text:p text:style-name="P8"><text:span text:style-name="T28">är en delgrupp till G.</text:span></text:p>
      <text:p text:style-name="P8"><text:span text:style-name="T28"/></text:p>
      <text:p text:style-name="P8"><text:span text:style-name="T28">Ty:</text:span></text:p>
      <text:p text:style-name="P8"><text:span text:style-name="T28"><text:tab/>S0:<text:tab/>1 ∈ G</text:span></text:p>
      <text:p text:style-name="P8"><text:span text:style-name="T28"/></text:p>
      <text:p text:style-name="P8"><text:span text:style-name="T28"><text:tab/>S1:<text:tab/>xy ∈ C(g) ⇒ xyg = gxy ⇒ xy ∈ C(g)</text:span></text:p>
      <text:p text:style-name="P8"><text:span text:style-name="T28"/></text:p>
      <text:p text:style-name="P9"><text:span text:style-name="T28"><text:tab/>S2:</text:span><text:span text:style-name="T29"><text:tab/></text:span><text:span text:style-name="T30">x </text:span><text:span text:style-name="T28">∈ C(g) ⇒ </text:span><text:span text:style-name="T30">xg = gx </text:span><text:span text:style-name="T28">⇒</text:span><text:span text:style-name="T30"> gx</text:span><text:span text:style-name="T9">−1</text:span><text:span text:style-name="T30"> = x</text:span><text:span text:style-name="T9">−1</text:span><text:span text:style-name="T30">g </text:span><text:span text:style-name="T28">⇒</text:span><text:span text:style-name="T30"> x</text:span><text:span text:style-name="T9">−1</text:span><text:span text:style-name="T30"> </text:span><text:span text:style-name="T28">∈ C(g)</text:span></text:p>
      <text:p text:style-name="P9"/>
      <text:p text:style-name="P9"><text:span text:style-name="T30"><text:tab/>Då</text:span></text:p>
      <text:p text:style-name="P9"><text:span text:style-name="T30"><text:tab/><text:tab/></text:span><text:span text:style-name="T30"><draw:frame draw:style-name="fr3" draw:name="Object5" text:anchor-type="as-char" svg:width="2.9575in" svg:height="0.361in" draw:z-index="8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9"><text:span text:style-name="T30"/></text:p>
      <text:p text:style-name="P9"><text:span text:style-name="T30"/></text:p>
      <text:p text:style-name="P10"><text:span text:style-name="T31">Till exempel:</text:span></text:p>
      <text:p text:style-name="P10"><text:span text:style-name="T31"/></text:p>
      <text:p text:style-name="P10"><text:span text:style-name="T31"><text:tab/></text:span><text:span text:style-name="T28">G</text:span><text:span text:style-name="T17">□</text:span><text:span text:style-name="T31">:<text:tab/>C(i) = C(r</text:span><text:span text:style-name="T10">2</text:span><text:span text:style-name="T31">) = </text:span><text:span text:style-name="T28">G</text:span><text:span text:style-name="T17">□</text:span><text:span text:style-name="T31">,</text:span></text:p>
      <text:p text:style-name="P10"><text:span text:style-name="T31"/></text:p>
      <text:p text:style-name="P10"><text:span text:style-name="T31"><text:tab/><text:tab/>C(r) = C(r</text:span><text:span text:style-name="T10">3</text:span><text:span text:style-name="T31">) = {i, r, r</text:span><text:span text:style-name="T10">2</text:span><text:span text:style-name="T31">, r</text:span><text:span text:style-name="T10">3</text:span><text:span text:style-name="T31">},</text:span></text:p>
      <text:p text:style-name="P10"><text:span text:style-name="T31"/></text:p>
      <text:p text:style-name="P10"><text:span text:style-name="T31"><text:tab/><text:tab/>C(x) = {i, r</text:span><text:span text:style-name="T10">2</text:span><text:span text:style-name="T31">, x, xr</text:span><text:span text:style-name="T10">2</text:span><text:span text:style-name="T31">} = C(xr</text:span><text:span text:style-name="T10">2</text:span><text:span text:style-name="T31">)</text:span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0"><text:span text:style-name="T31"/></text:p>
      <text:p text:style-name="P11"><text:span text:style-name="T31">Varje g </text:span><text:span text:style-name="T28">∈</text:span><text:span text:style-name="T31"> G <text:s/>(o(g) = m) <text:s/>genererar en delgrupp</text:span></text:p>
      <text:p text:style-name="P10"><text:span text:style-name="T31">⟨g⟩ = {g</text:span><text:span text:style-name="T10">n</text:span><text:span text:style-name="T31"> | n </text:span><text:span text:style-name="T28">∈</text:span><text:span text:style-name="T31"> ℤ} till G, en cyklisk delgrupp.</text:span></text:p>
      <text:p text:style-name="P10"><text:span text:style-name="T31"/></text:p>
      <text:p text:style-name="P11"><text:span text:style-name="T32">Exempel:</text:span></text:p>
      <text:p text:style-name="P11"><text:span text:style-name="T32"/></text:p>
      <text:p text:style-name="P11"><text:span text:style-name="T32"><text:tab/>x </text:span><text:span text:style-name="T28">∈</text:span><text:span text:style-name="T32"> G</text:span><text:span text:style-name="T16">△</text:span><text:span text:style-name="T32"><text:tab/>genererar {i, x} = </text:span><text:span text:style-name="T31">⟨</text:span><text:span text:style-name="T32">x</text:span><text:span text:style-name="T31">⟩</text:span></text:p>
      <text:p text:style-name="P11"><text:span text:style-name="T32"><text:tab/>r </text:span><text:span text:style-name="T28">∈</text:span><text:span text:style-name="T32"> G</text:span><text:span text:style-name="T16">△</text:span><text:span text:style-name="T32"><text:tab/>genererar {i, r, s} = </text:span><text:span text:style-name="T31">⟨</text:span><text:span text:style-name="T32">r</text:span><text:span text:style-name="T31">⟩</text:span></text:p>
      <text:p text:style-name="P11"><text:span text:style-name="T31"/></text:p>
      <text:p text:style-name="P11"><text:span text:style-name="T32"><text:tab/>då o(g) = |</text:span><text:span text:style-name="T31">⟨</text:span><text:span text:style-name="T32">g</text:span><text:span text:style-name="T31">⟩</text:span><text:span text:style-name="T32">|</text:span></text:p>
      <text:p text:style-name="P11"><text:span text:style-name="T32"/></text:p>
      <text:p text:style-name="P23"><text:span text:style-name="T32">Sidoklasser (en. cosets)</text:span></text:p>
      <text:p text:style-name="P11"><text:span text:style-name="T32"/></text:p>
      <text:p text:style-name="P11"><text:span text:style-name="T32">Definition:<text:tab/>Om H är en delgrupp till G, g </text:span><text:span text:style-name="T28">∈</text:span><text:span text:style-name="T32"> G, så är gH = {gh | h </text:span><text:span text:style-name="T28">∈</text:span><text:span text:style-name="T32"> H}</text:span></text:p>
      <text:p text:style-name="P11"><text:span text:style-name="T32"><text:tab/><text:tab/>en vänstersidoklass till H (en. left coset) och Hg = {hg | h </text:span><text:span text:style-name="T28">∈</text:span><text:span text:style-name="T32"> H}</text:span></text:p>
      <text:p text:style-name="P11"><text:span text:style-name="T32"><text:tab/><text:tab/>en högersidoklass till H (en. right coset).</text:span></text:p>
      <text:p text:style-name="P11"><text:span text:style-name="T32"/></text:p>
      <text:p text:style-name="P11"><text:span text:style-name="T32"/></text:p>
      <text:p text:style-name="P11"><text:span text:style-name="T32">Exempel:</text:span></text:p>
      <text:p text:style-name="P11"><text:span text:style-name="T32"/></text:p>
      <text:p text:style-name="P11"><text:span text:style-name="T32"><text:tab/></text:span><text:span text:style-name="T28">G</text:span><text:span text:style-name="T17">□</text:span><text:span text:style-name="T31">:</text:span><text:span text:style-name="T32"><text:tab/>r{i, x} = {r, xr</text:span><text:span text:style-name="T11">3</text:span><text:span text:style-name="T32">}<text:tab/><text:tab/>vänstersidoklass</text:span></text:p>
      <text:p text:style-name="P11"><text:span text:style-name="T32"><text:tab/><text:tab/>{i, x}r = {r, xr}<text:tab/><text:tab/>högersidoklass</text:span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pan text:style-name="T32">Sats:</text:span></text:p>
      <text:p text:style-name="P11"><text:span text:style-name="T32"/></text:p>
      <text:p text:style-name="P11"><text:span text:style-name="T32"><text:tab/>Om H är en delgrupp till G så är g</text:span><text:span text:style-name="T18">1</text:span><text:span text:style-name="T32">H och g</text:span><text:span text:style-name="T18">2</text:span><text:span text:style-name="T32">H identiska eller disjunkta.</text:span></text:p>
      <text:p text:style-name="P11"><text:span text:style-name="T32"/></text:p>
      <text:p text:style-name="P11"><text:span text:style-name="T32"/></text:p>
      <text:p text:style-name="P11"><text:span text:style-name="T32"><text:tab/>Ty:<text:tab/>Låt x </text:span><text:span text:style-name="T28">∈</text:span><text:span text:style-name="T32"> g</text:span><text:span text:style-name="T18">1</text:span><text:span text:style-name="T32">H ∩ g</text:span><text:span text:style-name="T18">2</text:span><text:span text:style-name="T32">H, vi skall visa att g</text:span><text:span text:style-name="T18">1</text:span><text:span text:style-name="T32">H = g</text:span><text:span text:style-name="T18">2</text:span><text:span text:style-name="T32">H.</text:span></text:p>
      <text:p text:style-name="P11"><text:span text:style-name="T32"/></text:p>
      <text:p text:style-name="P11"><text:span text:style-name="T32"><text:tab/><text:tab/>x = g</text:span><text:span text:style-name="T18">1</text:span><text:span text:style-name="T32">h</text:span><text:span text:style-name="T18">1</text:span><text:span text:style-name="T32"> = g</text:span><text:span text:style-name="T18">2</text:span><text:span text:style-name="T32">h</text:span><text:span text:style-name="T18">2</text:span><text:span text:style-name="T32">, <text:s text:c="2"/>h</text:span><text:span text:style-name="T18">1</text:span><text:span text:style-name="T32">, h</text:span><text:span text:style-name="T18">2</text:span><text:span text:style-name="T32"> </text:span><text:span text:style-name="T28">∈</text:span><text:span text:style-name="T32"> H <text:s/>så <text:s/>g</text:span><text:span text:style-name="T18">1</text:span><text:span text:style-name="T32"> = g</text:span><text:span text:style-name="T18">2</text:span><text:span text:style-name="T32">h</text:span><text:span text:style-name="T18">2</text:span><text:span text:style-name="T32">h</text:span><text:span text:style-name="T18">1</text:span><text:span text:style-name="T11">−1</text:span><text:span text:style-name="T32"> och om</text:span></text:p>
      <text:p text:style-name="P11"><text:span text:style-name="T32"/></text:p>
      <text:p text:style-name="P11"><text:span text:style-name="T32"><text:tab/><text:tab/>y = g</text:span><text:span text:style-name="T18">1</text:span><text:span text:style-name="T32">H ⇒ y = g</text:span><text:span text:style-name="T18">1</text:span><text:span text:style-name="T32">(h ∈ H) = g</text:span><text:span text:style-name="T18">2</text:span><text:span text:style-name="T32">h</text:span><text:span text:style-name="T18">2</text:span><text:span text:style-name="T32">h</text:span><text:span text:style-name="T18">1</text:span><text:span text:style-name="T11">−1</text:span><text:span text:style-name="T32">h (∈ H) ⇒ y</text:span><text:span text:style-name="T18">1</text:span><text:span text:style-name="T32"> </text:span><text:span text:style-name="T28">∈</text:span><text:span text:style-name="T32"> g</text:span><text:span text:style-name="T18">2</text:span><text:span text:style-name="T32">H</text:span></text:p>
      <text:p text:style-name="P11"><draw:custom-shape text:anchor-type="paragraph" draw:z-index="9" draw:style-name="gr1" draw:text-style-name="P28" svg:width="0.1461in" svg:height="0.6043in" svg:x="3.3528in" svg:y="0.1819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32"/></text:p>
      <text:p text:style-name="P11"><text:span text:style-name="T32"><text:tab/><text:tab/>så<text:tab/><text:tab/><text:tab/>g</text:span><text:span text:style-name="T18">1</text:span><text:span text:style-name="T32">H ⊆ g</text:span><text:span text:style-name="T18">2</text:span><text:span text:style-name="T32">H</text:span></text:p>
      <text:p text:style-name="P11"><text:span text:style-name="T32"><text:tab/><text:tab/><text:tab/><text:tab/><text:tab/><text:tab/><text:tab/> <text:s/>⇒ g</text:span><text:span text:style-name="T18">1</text:span><text:span text:style-name="T32">H = g</text:span><text:span text:style-name="T18">2</text:span><text:span text:style-name="T32">H</text:span></text:p>
      <text:p text:style-name="P11"><text:span text:style-name="T32"><text:tab/><text:tab/>på samma sätt<text:tab/>g</text:span><text:span text:style-name="T18">2</text:span><text:span text:style-name="T32">H ⊆ g</text:span><text:span text:style-name="T18">1</text:span><text:span text:style-name="T32">H</text:span></text:p>
      <text:p text:style-name="P11"><text:span text:style-name="T32"/></text:p>
      <text:p text:style-name="P11"><text:span text:style-name="T32"/></text:p>
      <text:p text:style-name="P11"><text:span text:style-name="T32"><text:tab/>De ger en partition av G <text:s text:c="2"/>(ekvivalensrelationen g</text:span><text:span text:style-name="T18">2</text:span><text:span text:style-name="T11">−1 </text:span><text:span text:style-name="T32">g</text:span><text:span text:style-name="T18">1</text:span><text:span text:style-name="T32"> ∈ H)</text:span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2"><text:span text:style-name="T33">(Om H är ändlig är) dessutom |H| = |gH| = |Hg|</text:span></text:p>
      <text:p text:style-name="P12"><text:span text:style-name="T33"/></text:p>
      <text:p text:style-name="P12"><text:span text:style-name="T33"/></text:p>
      <text:p text:style-name="P12"><text:span text:style-name="T33">Ty:<text:tab/>ƒ : H → gH, <text:s text:c="2"/>ƒ(h) = gh är en bijektion.</text:span></text:p>
      <text:p text:style-name="P12"><text:span text:style-name="T33"><text:tab/>(surjektion enligt defintionen av gH, injektion: gh</text:span><text:span text:style-name="T19">1</text:span><text:span text:style-name="T33"> = gh</text:span><text:span text:style-name="T19">2</text:span><text:span text:style-name="T33"> </text:span><text:span text:style-name="T32">⇒</text:span><text:span text:style-name="T33"> h</text:span><text:span text:style-name="T19">1</text:span><text:span text:style-name="T33"> = h</text:span><text:span text:style-name="T19">2</text:span><text:span text:style-name="T33">)</text:span></text:p>
      <text:p text:style-name="P12"><text:span text:style-name="T33"/></text:p>
      <text:p text:style-name="P12"><text:span text:style-name="T33"><text:tab/>Så vänter- och högersidoklasser ger partitioner av G i lika stora mängder.</text:span></text:p>
      <text:p text:style-name="P12"><text:span text:style-name="T33"/></text:p>
      <text:p text:style-name="P24"><text:span text:style-name="T33">Exempel:</text:span></text:p>
      <text:p text:style-name="P12"><text:span text:style-name="T33"/></text:p>
      <text:p text:style-name="P12"><text:span text:style-name="T33"><text:tab/></text:span><text:span text:style-name="T28">G</text:span><text:span text:style-name="T17">□</text:span><text:span text:style-name="T33">,<text:tab/>H = {i, x}:</text:span></text:p>
      <text:p text:style-name="P12"><text:span text:style-name="T33">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7"><text:span text:style-name="T33">Vänstersidoklasser:</text:span></text:p>
            <text:p text:style-name="P27"><text:span text:style-name="T33"/></text:p>
            <text:p text:style-name="P27"><text:span text:style-name="T33">iH = {i, x} = xH</text:span></text:p>
            <text:p text:style-name="P27"><text:span text:style-name="T33">r</text:span><text:span text:style-name="T24">H = {r, xr</text:span><text:span text:style-name="T12">3</text:span><text:span text:style-name="T24">} = xr</text:span><text:span text:style-name="T12">3</text:span><text:span text:style-name="T24">H</text:span></text:p>
            <text:p text:style-name="P27"><text:span text:style-name="T33">r</text:span><text:span text:style-name="T12">2</text:span><text:span text:style-name="T24">H = {r</text:span><text:span text:style-name="T12">2</text:span><text:span text:style-name="T24">, xr</text:span><text:span text:style-name="T12">2</text:span><text:span text:style-name="T24">} = xr</text:span><text:span text:style-name="T12">2</text:span><text:span text:style-name="T24">H</text:span></text:p>
            <text:p text:style-name="P27"><text:span text:style-name="T33">r</text:span><text:span text:style-name="T12">3</text:span><text:span text:style-name="T24">H = {r</text:span><text:span text:style-name="T12">3</text:span><text:span text:style-name="T24">, xr} = xrH</text:span></text:p>
          </table:table-cell>
          <table:table-cell table:style-name="Table1.B1" office:value-type="string">
            <text:p text:style-name="P27"/>
          </table:table-cell>
          <table:table-cell table:style-name="Table1.A1" office:value-type="string">
            <text:p text:style-name="P27"><text:span text:style-name="T33">Högersidoklasser:</text:span></text:p>
            <text:p text:style-name="P27"><text:span text:style-name="T33"/></text:p>
            <text:p text:style-name="P27"><text:span text:style-name="T33">Hi = {i, x} = Hx</text:span></text:p>
            <text:p text:style-name="P27"><text:span text:style-name="T33">Hr = {r, xr} = Hxr</text:span></text:p>
            <text:p text:style-name="P27"><text:span text:style-name="T33">Hr</text:span><text:span text:style-name="T12">2</text:span><text:span text:style-name="T24"> = {r</text:span><text:span text:style-name="T12">2</text:span><text:span text:style-name="T24">, xr</text:span><text:span text:style-name="T12">2</text:span><text:span text:style-name="T24">} = Hxr</text:span><text:span text:style-name="T12">2</text:span></text:p>
            <text:p text:style-name="P27"><text:span text:style-name="T33">Hr</text:span><text:span text:style-name="T12">3</text:span><text:span text:style-name="T24"> = {r</text:span><text:span text:style-name="T12">3</text:span><text:span text:style-name="T24">, xr</text:span><text:span text:style-name="T12">3</text:span><text:span text:style-name="T24">} = Hxr</text:span><text:span text:style-name="T12">3</text:span></text:p>
          </table:table-cell>
        </table:table-row>
      </table:table>
      <text:p text:style-name="P12"><text:span text:style-name="T33"/></text:p>
      <text:p text:style-name="P12"><text:span text:style-name="T33"/></text:p>
      <text:p text:style-name="P13"><draw:frame draw:style-name="fr1" draw:name="graphics2" text:anchor-type="paragraph" svg:x="3.4661in" svg:y="0.6244in" svg:width="2.222in" svg:height="2.222in" draw:z-index="11"><draw:image xlink:href="Pictures/200001FF0000160C0000160C36825540.svm" xlink:type="simple" xlink:show="embed" xlink:actuate="onLoad"/></draw:frame><draw:frame draw:style-name="fr1" draw:name="graphics1" text:anchor-type="paragraph" svg:x="0.4972in" svg:y="0.6244in" svg:width="2.222in" svg:height="2.222in" draw:z-index="10"><draw:image xlink:href="Pictures/2000029B0000160C0000160CC4A60C2A.svm" xlink:type="simple" xlink:show="embed" xlink:actuate="onLoad"/></draw:frame><text:span text:style-name="T34"><text:tab/></text:span></text:p>
      <text:p text:style-name="P13"><text:span text:style-name="T34"><text:tab/><text:tab/><text:tab/>så:<text:tab/><text:tab/><text:tab/><text:tab/><text:tab/>på samma sätt:</text:span></text:p>
      <text:p text:style-name="P13"><text:span text:style-name="T34"><text:tab/><text:tab/><text:tab/></text:span><text:span text:style-name="T28">G</text:span><text:span text:style-name="T17">□</text:span><text:span text:style-name="T34"><text:tab/><text:tab/><text:tab/><text:tab/><text:tab/><text:tab/> </text:span><text:span text:style-name="T32">G</text:span><text:span text:style-name="T16">△</text:span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/></text:p>
      <text:p text:style-name="P13"><text:span text:style-name="T34"><text:tab/>Vänster- (heldraget) och höger- (halvdraget) -sidoklasser</text:span></text:p>
      <text:p text:style-name="P13"><text:span text:style-name="T34"/></text:p>
      <text:p text:style-name="P13"><text:span text:style-name="T34"/></text:p>
      <text:p text:style-name="P13"><text:span text:style-name="T34"><text:tab/>{i, x}y = {y, r}</text:span></text:p>
      <text:p text:style-name="P13"><text:span text:style-name="T34"><text:tab/>y{i, x} = {y, s}</text:span></text:p>
      <text:p text:style-name="P13"><text:span text:style-name="T34"/></text:p>
      <text:p text:style-name="P13"><text:span text:style-name="T34"/></text:p>
      <text:p text:style-name="P14"><text:span text:style-name="T35"/></text:p>
      <text:p text:style-name="P15"><text:span text:style-name="T36">Så Lagranges sats:<text:tab/>Om G är ändlig, H en delgrupp till G:</text:span></text:p>
      <text:p text:style-name="P15"><draw:line text:anchor-type="paragraph" draw:z-index="12" draw:style-name="gr3" draw:text-style-name="P28" svg:x1="0.7925in" svg:y1="0.1236in" svg:x2="0.7925in" svg:y2="0.5091in"><text:p/></draw:line><text:span text:style-name="T36"/></text:p>
      <text:p text:style-name="P15"><text:span text:style-name="T36"><text:tab/>|H| <text:s/>|G|<text:tab/></text:span><text:span text:style-name="T37">(snyggare skrivit: |H| \ |G|, </text:span><text:span text:style-name="T38">vilket jag kommer använda</text:span><text:span text:style-name="T37">.)</text:span></text:p>
      <text:p text:style-name="P15"><text:span text:style-name="T36"/></text:p>
      <text:p text:style-name="P15"><text:span text:style-name="T36"><text:tab/>(Definition:)</text:span></text:p>
      <text:p text:style-name="P15"><text:span text:style-name="T36"/></text:p>
      <text:p text:style-name="P15"><text:span text:style-name="T36"><text:tab/><text:tab/></text:span><text:span text:style-name="T36"><draw:frame draw:style-name="fr3" draw:name="Object6" text:anchor-type="as-char" svg:width="0.8008in" svg:height="0.4134in" draw:z-index="13"><draw:object xlink:href="./Object 6" xlink:type="simple" xlink:show="embed" xlink:actuate="onLoad"/><draw:image xlink:href="./ObjectReplacements/Object 6" xlink:type="simple" xlink:show="embed" xlink:actuate="onLoad"/></draw:frame></text:span><text:span text:style-name="T36">,<text:tab/>H:s index i G, antalet </text:span><text:span text:style-name="T37">(vänster eller höger)</text:span><text:span text:style-name="T36"> sidoklasser.</text:span></text:p>
      <text:p text:style-name="P15"><text:span text:style-name="T36"/></text:p>
      <text:p text:style-name="P25"><text:span text:style-name="T36">Om g ∈ G, o(g) = m så är </text:span><text:span text:style-name="T31">⟨</text:span><text:span text:style-name="T32">g</text:span><text:span text:style-name="T31">⟩</text:span><text:span text:style-name="T36"> en delgrupp av ordning m.</text:span></text:p>
      <text:p text:style-name="P15"><text:span text:style-name="T36"/></text:p>
      <text:p text:style-name="P15"><text:span text:style-name="T36">Så sats:</text:span></text:p>
      <text:p text:style-name="P15"><text:span text:style-name="T36"/></text:p>
      <text:p text:style-name="P15"><text:span text:style-name="T36"><text:tab/>OM G är en ändlig grupp och g ∈ G, o(G)\|G| och g</text:span><text:span text:style-name="T13">|G|</text:span><text:span text:style-name="T36"> = 1.</text:span></text:p>
      <text:p text:style-name="P15"><text:span text:style-name="T36"/></text:p>
      <text:p text:style-name="P15"><text:span text:style-name="T36"/></text:p>
      <text:p text:style-name="P15"><text:span text:style-name="T36">Exempel:</text:span></text:p>
      <text:p text:style-name="P15"><text:span text:style-name="T36"/></text:p>
      <text:p text:style-name="P16"><text:span text:style-name="T42"><text:tab/>G</text:span><text:span text:style-name="T20">△</text:span><text:span text:style-name="T42"><text:tab/>har element av ordningarna 1, 2 och 3<text:tab/>|G</text:span><text:span text:style-name="T20">△</text:span><text:span text:style-name="T42">| = 6</text:span></text:p>
      <text:p text:style-name="P16"><text:span text:style-name="T42"><text:tab/>G</text:span><text:span text:style-name="T20">□</text:span><text:span text:style-name="T42"><text:tab/>har element av ordningarna 1, 2 och 4<text:tab/>|G</text:span><text:span text:style-name="T20">□</text:span><text:span text:style-name="T42">| = 8</text:span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6"><text:span text:style-name="T42"/></text:p>
      <text:p text:style-name="P18"><text:span text:style-name="T43">Sats:</text:span></text:p>
      <text:p text:style-name="P18"><text:span text:style-name="T43"/></text:p>
      <text:p text:style-name="P18"><text:span text:style-name="T43"><text:tab/>Om G är en grupp, |G| = p, p primtal så är G cyklisk.</text:span></text:p>
      <text:p text:style-name="P18"><text:span text:style-name="T43"/></text:p>
      <text:p text:style-name="P18"><text:span text:style-name="T43"><text:tab/>Ty:</text:span></text:p>
      <text:p text:style-name="P18"><text:span text:style-name="T43"/></text:p>
      <text:p text:style-name="P18"><text:span text:style-name="T43"><text:tab/><text:tab/>x ∈ G, <text:s/>x ≠ 1, <text:s/>o(x) &gt; 1, <text:s/>o(x) | p <text:s/>⇒ <text:s/>o(x) = p</text:span></text:p>
      <text:p text:style-name="P18"><text:span text:style-name="T43"/></text:p>
      <text:p text:style-name="P18"><text:span text:style-name="T43"><text:tab/><text:tab/>Alla element utom 1 är generatorer för G.</text:span></text:p>
      <text:p text:style-name="P18"><text:span text:style-name="T43"/></text:p>
      <text:p text:style-name="P18"><text:span text:style-name="T43"/></text:p>
      <text:p text:style-name="P18"><text:span text:style-name="T43"/></text:p>
      <text:p text:style-name="P18"><text:span text:style-name="T43"/></text:p>
      <text:p text:style-name="P18"><text:span text:style-name="T43"/></text:p>
      <text:p text:style-name="P18"><text:span text:style-name="T43">Definition:</text:span></text:p>
      <text:p text:style-name="P18"><text:span text:style-name="T43"/></text:p>
      <text:p text:style-name="P18"><text:span text:style-name="T43"><text:tab/>En gruppisomorfi mellan (G</text:span><text:span text:style-name="T21">1</text:span><text:span text:style-name="T43">; ∗) och (G</text:span><text:span text:style-name="T21">2</text:span><text:span text:style-name="T43">; ∘) är en bijektion</text:span></text:p>
      <text:p text:style-name="P18"><text:span text:style-name="T43"><text:tab/>ϕ : G</text:span><text:span text:style-name="T21">1</text:span><text:span text:style-name="T43"> → G</text:span><text:span text:style-name="T21">2</text:span><text:span text:style-name="T43"> så att <text:s/>ϕ(g ∗ g') = ϕ(g) ∘ ϕ(g') för alla g, g' ∈ G</text:span><text:span text:style-name="T21">1</text:span><text:span text:style-name="T43">.</text:span></text:p>
      <text:p text:style-name="P18"><text:span text:style-name="T43"/></text:p>
      <text:p text:style-name="P18"><text:span text:style-name="T43"><text:tab/>Grupperna (G</text:span><text:span text:style-name="T21">1</text:span><text:span text:style-name="T43">; ∗), (G</text:span><text:span text:style-name="T21">2</text:span><text:span text:style-name="T43">; ∘) kallas isomorfa om det finne en</text:span></text:p>
      <text:p text:style-name="P18"><text:span text:style-name="T43"><text:tab/>isomorfi mellan dem.</text:span></text:p>
      <text:p text:style-name="P18"><text:span text:style-name="T43"/></text:p>
      <text:p text:style-name="P18"><text:span text:style-name="T43"><text:tab/>(G</text:span><text:span text:style-name="T21">1</text:span><text:span text:style-name="T43">; ∗) ≈ (G</text:span><text:span text:style-name="T21">2</text:span><text:span text:style-name="T43">; ∘)<text:tab/><text:tab/></text:span><text:span text:style-name="T39">(Beteckningen (G</text:span><text:span text:style-name="T40">1</text:span><text:span text:style-name="T39">; ∗) ≅ (G</text:span><text:span text:style-name="T40">2</text:span><text:span text:style-name="T39">; ∘) är mycket vanligare.)</text:span></text:p>
      <text:p text:style-name="P18"><text:span text:style-name="T43"/></text:p>
      <text:p text:style-name="P18"><text:span text:style-name="T43"/></text:p>
      <text:p text:style-name="P18"><text:span text:style-name="T43"/></text:p>
      <text:p text:style-name="P18"><text:span text:style-name="T43">Isomorfi är en ekvivalensrelation mellan grupper.</text:span></text:p>
      <text:p text:style-name="P18"><text:span text:style-name="T43"/></text:p>
      <text:p text:style-name="P26"><text:span text:style-name="T43">Exempel:</text:span></text:p>
      <text:p text:style-name="P18"><text:span text:style-name="T43"/></text:p>
      <text:p text:style-name="P19"><text:span text:style-name="T43"><text:tab/>(</text:span><text:span text:style-name="T44">ℝ</text:span><text:span text:style-name="T43">; </text:span><text:span text:style-name="T44">+</text:span><text:span text:style-name="T43">) ≅ (</text:span><text:span text:style-name="T44">ℝ</text:span><text:span text:style-name="T21">+</text:span><text:span text:style-name="T43">; ⋅)<text:tab/><text:tab/></text:span><text:span text:style-name="T39">(≈)</text:span></text:p>
      <text:p text:style-name="P19"><text:span text:style-name="T44"/></text:p>
      <text:p text:style-name="P19"><text:span text:style-name="T44"><text:tab/>En isomorfi </text:span><text:span text:style-name="T43">ϕ</text:span><text:span text:style-name="T44">(x) = e</text:span><text:span text:style-name="T14">x</text:span><text:span text:style-name="T44">, ty </text:span><text:span text:style-name="T43">ϕ</text:span><text:span text:style-name="T44"> är en bijektion och</text:span></text:p>
      <text:p text:style-name="P19"><text:span text:style-name="T44"/></text:p>
      <text:p text:style-name="P19"><text:span text:style-name="T44"><text:tab/></text:span><text:span text:style-name="T43">ϕ</text:span><text:span text:style-name="T44">(x + y) = e</text:span><text:span text:style-name="T14">x + y</text:span><text:span text:style-name="T44"> = e</text:span><text:span text:style-name="T14">x</text:span><text:span text:style-name="T44"> ⋅ e</text:span><text:span text:style-name="T14">y</text:span><text:span text:style-name="T44"> = </text:span><text:span text:style-name="T43">ϕ</text:span><text:span text:style-name="T44">(x) ⋅ </text:span><text:span text:style-name="T43">ϕ</text:span><text:span text:style-name="T44">(y)</text:span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19"><text:span text:style-name="T44">Exempel:</text:span></text:p>
      <text:p text:style-name="P19"><text:span text:style-name="T44"/></text:p>
      <text:p text:style-name="P19"><text:span text:style-name="T44"><text:tab/>G</text:span><text:span text:style-name="T22">△</text:span><text:span text:style-name="T44"> </text:span><text:span text:style-name="T43">≅</text:span><text:span text:style-name="T44"> S</text:span><text:span text:style-name="T22">3</text:span><text:span text:style-name="T44">-gruppen av bijektioner {1, 2, 3} → {1, 2, 3}.</text:span></text:p>
      <text:p text:style-name="P19"><text:span text:style-name="T44"/></text:p>
      <text:p text:style-name="P19"><text:span text:style-name="T44"><text:tab/>Isomorfin ges av avbildningen av triangelns hörn.</text:span></text:p>
      <text:p text:style-name="P19"><text:span text:style-name="T44"/></text:p>
      <text:p text:style-name="P19"><draw:frame draw:style-name="fr1" draw:name="graphics3" text:anchor-type="paragraph" svg:x="0.4764in" svg:y="0.0591in" svg:width="1.389in" svg:height="1.389in" draw:z-index="14"><draw:image xlink:href="Pictures/2000009700000DC800000DC8278E22CA.svm" xlink:type="simple" xlink:show="embed" xlink:actuate="onLoad"/></draw:frame><text:span text:style-name="T44"><text:tab/></text:span></text:p>
      <text:p text:style-name="P19"><draw:custom-shape text:anchor-type="paragraph" draw:z-index="15" draw:style-name="gr4" draw:text-style-name="P28" svg:width="0.1043in" svg:height="0.6358in" svg:x="2.9047in" svg:y="0.1598in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44"/></text:p>
      <text:p text:style-name="P19"><text:span text:style-name="T44"><text:tab/><text:tab/><text:tab/><text:tab/><text:tab/><text:tab/><text:tab/> 1 ↦ 1</text:span></text:p>
      <text:p text:style-name="P19"><text:span text:style-name="T44"><text:tab/><text:tab/><text:tab/><text:tab/><text:tab/><text:tab/></text:span><text:span text:style-name="T43">ϕ</text:span><text:span text:style-name="T44">(x):<text:tab/> 2 ↦ 2</text:span></text:p>
      <text:p text:style-name="P19"><text:span text:style-name="T44"><text:tab/><text:tab/><text:tab/><text:tab/><text:tab/><text:tab/><text:tab/> 3 ↦ 3</text:span></text:p>
      <text:p text:style-name="P19"><text:span text:style-name="T44"/></text:p>
      <text:p text:style-name="P19"><text:span text:style-name="T44"><text:tab/><text:tab/><text:tab/><text:tab/><text:tab/><text:tab/></text:span><text:span text:style-name="T41">(Kan även skivas:)</text:span></text:p>
      <text:p text:style-name="P19"><text:span text:style-name="T44"/></text:p>
      <text:p text:style-name="P19"><text:span text:style-name="T44"><text:tab/><text:tab/><text:tab/><text:tab/><text:tab/><text:tab/><text:tab/></text:span><text:span text:style-name="T44"><draw:frame draw:style-name="fr2" draw:name="Object7" text:anchor-type="as-char" svg:width="1.0161in" svg:height="0.4563in" draw:z-index="1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9"><text:span text:style-name="T44"/></text:p>
      <text:p text:style-name="P19"><text:span text:style-name="T44"/></text:p>
      <text:p text:style-name="P19"><text:span text:style-name="T44"/></text:p>
      <text:p text:style-name="P20"><text:span text:style-name="T45">Exempel:</text:span></text:p>
      <text:p text:style-name="P20"><text:span text:style-name="T15"/></text:p>
      <text:p text:style-name="P20"><text:span text:style-name="T43"><text:tab/>(</text:span><text:span text:style-name="T45">ℤ</text:span><text:span text:style-name="T23">5</text:span><text:span text:style-name="T45">\{0}</text:span><text:span text:style-name="T43">; </text:span><text:span text:style-name="T45">⋅</text:span><text:span text:style-name="T43">) ≅ (</text:span><text:span text:style-name="T45">ℤ</text:span><text:span text:style-name="T21">4</text:span><text:span text:style-name="T43">; </text:span><text:span text:style-name="T45">+</text:span><text:span text:style-name="T43">)</text:span></text:p>
      <text:p text:style-name="P20"><text:span text:style-name="T43"/></text:p>
      <text:p text:style-name="P20"><text:span text:style-name="T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3-13T14:01:12</dc:date>
    <dc:creator>Mattias </dc:creator>
    <meta:editing-duration>PT50H38M41S</meta:editing-duration>
    <meta:editing-cycles>58</meta:editing-cycles>
    <meta:generator>OpenOffice.org/3.2$Linux OpenOffice.org_project/320m19$Build-9505</meta:generator>
    <meta:document-statistic meta:table-count="1" meta:image-count="3" meta:object-count="7" meta:page-count="8" meta:paragraph-count="157" meta:word-count="1063" meta:character-count="4460"/>
  </office:meta>
</office:document-meta>
</file>

<file path=Object 1/content.xml><?xml version="1.0" encoding="utf-8"?>
<math xmlns="http://www.w3.org/1998/Math/MathML">
  <semantics>
    <mrow>
      <mi/>
      <mtable>
        <mtr>
          <mtd>
            <mrow>
              <msup>
                <mi mathvariant="normal">i</mi>
                <mrow>
                  <mi mathvariant="normal">−</mi>
                  <mn>1</mn>
                </mrow>
              </msup>
              <mi mathvariant="normal">=</mi>
              <mi mathvariant="normal">i</mi>
            </mrow>
          </mtd>
        </mtr>
        <mtr>
          <mtd>
            <mrow>
              <msup>
                <mi mathvariant="normal">y</mi>
                <mrow>
                  <mi mathvariant="normal">−</mi>
                  <mn>1</mn>
                </mrow>
              </msup>
              <mi mathvariant="normal">=</mi>
              <mi mathvariant="normal">y</mi>
            </mrow>
          </mtd>
        </mtr>
      </mtable>
    </mrow>
    <annotation encoding="StarMath 5.0">~~ stack{i^-1 = i # y^-1 = y}</annotation>
  </semantics>
</math>
</file>

<file path=Object 2/content.xml><?xml version="1.0" encoding="utf-8"?>
<math xmlns="http://www.w3.org/1998/Math/MathML">
  <semantics>
    <mrow>
      <mtext>x ∈ H </mtext>
      <mover>
        <mi mathvariant="normal">⇒</mi>
        <mi>S2</mi>
      </mover>
      <msup>
        <mtext> x</mtext>
        <mrow>
          <mi mathvariant="normal">−</mi>
          <mn>1</mn>
        </mrow>
      </msup>
      <mtext> ∈ H, så </mtext>
      <munder>
        <munder>
          <mrow>
            <msup>
              <mi>xx</mi>
              <mrow>
                <mi mathvariant="normal">−</mi>
                <mn>1</mn>
              </mrow>
            </msup>
            <mtext> = 1 ∈ H</mtext>
          </mrow>
          <mo stretchy="false"></mo>
        </munder>
        <mi>S1</mi>
      </munder>
      <mtext>, så G3.</mtext>
    </mrow>
    <annotation encoding="StarMath 5.0">"x ∈ H " drarrow csup S2 " x"^-1 " ∈ H, så " {xx^-1 " = 1 ∈ H"} underbrace S1 ", så G3."</annotation>
  </semantics>
</math>
</file>

<file path=Object 3/content.xml><?xml version="1.0" encoding="utf-8"?>
<math xmlns="http://www.w3.org/1998/Math/MathML">
  <semantics>
    <mrow>
      <mtext/>
      <mover>
        <mi mathvariant="normal">⇒</mi>
        <mi>S1</mi>
      </mover>
      <mtext> </mtext>
      <msup>
        <mi mathvariant="normal">x</mi>
        <mn>2</mn>
      </msup>
      <mi mathvariant="normal">,</mi>
      <mi/>
      <msup>
        <mi mathvariant="normal">x</mi>
        <mn>3</mn>
      </msup>
      <mi mathvariant="normal">,</mi>
      <mi/>
      <mi mathvariant="normal">…</mi>
      <msup>
        <mtext> ∈ H, så x</mtext>
        <mi mathvariant="normal">k</mi>
      </msup>
      <mtext> = </mtext>
      <msup>
        <mi mathvariant="normal">x</mi>
        <mi mathvariant="normal">l</mi>
      </msup>
      <mtext>  några k &gt; l ≥ 0  så</mtext>
    </mrow>
    <annotation encoding="StarMath 5.0">"" drarrow csup S1 " " x^2 ,` x^3 ,` … " ∈ H, så x"^k " = " x^l "  några k &gt; l ≥ 0  så"</annotation>
  </semantics>
</math>
</file>

<file path=Object 4/content.xml><?xml version="1.0" encoding="utf-8"?>
<math xmlns="http://www.w3.org/1998/Math/MathML">
  <semantics>
    <mrow>
      <mrow>
        <msup>
          <mi mathvariant="normal">x</mi>
          <mrow>
            <mi mathvariant="normal">k</mi>
            <mi mathvariant="normal">−</mi>
            <mi mathvariant="normal">l</mi>
          </mrow>
        </msup>
        <mi mathvariant="normal">=</mi>
        <mn>1,</mn>
      </mrow>
      <mi/>
      <mrow>
        <mrow>
          <munder>
            <munder>
              <mrow>
                <mi mathvariant="normal">x</mi>
                <mi mathvariant="normal">⋅</mi>
                <msup>
                  <mi mathvariant="normal">x</mi>
                  <mrow>
                    <mrow>
                      <mi mathvariant="normal">k</mi>
                      <mi mathvariant="normal">−</mi>
                      <mi mathvariant="normal">l</mi>
                    </mrow>
                    <mi mathvariant="normal">−</mi>
                    <mn>1</mn>
                  </mrow>
                </msup>
              </mrow>
              <mo stretchy="false"></mo>
            </munder>
            <msup>
              <mi mathvariant="normal">x</mi>
              <mrow>
                <mi mathvariant="normal">−</mi>
                <mn>1</mn>
              </mrow>
            </msup>
          </munder>
          <mi mathvariant="normal">=</mi>
          <mn>1</mn>
        </mrow>
        <mi mathvariant="normal">=</mi>
        <mrow>
          <mo stretchy="false">(</mo>
          <msup>
            <mi>xx</mi>
            <mrow>
              <mi mathvariant="normal">−</mi>
              <mn>1</mn>
            </mrow>
          </msup>
          <mo stretchy="false">)</mo>
        </mrow>
      </mrow>
      <mi/>
      <mi mathvariant="normal">⇒</mi>
      <mi/>
      <msup>
        <mi mathvariant="normal">x</mi>
        <mrow>
          <mi mathvariant="normal">−</mi>
          <mn>1</mn>
        </mrow>
      </msup>
      <mtext> ∈ H,  S2</mtext>
    </mrow>
    <annotation encoding="StarMath 5.0">x^{k-l} = 1,` x cdot {x^{k-l-1}} underbrace {x^-1} = 1 = (xx^-1) ~drarrow~ x^-1 " ∈ H,  S2"</annotation>
  </semantics>
</math>
</file>

<file path=Object 5/content.xml><?xml version="1.0" encoding="utf-8"?>
<math xmlns="http://www.w3.org/1998/Math/MathML">
  <semantics>
    <mrow>
      <mi mathvariant="normal">Z</mi>
      <mrow>
        <mrow>
          <mo stretchy="false">(</mo>
          <mi mathvariant="normal">G</mi>
          <mo stretchy="false">)</mo>
        </mrow>
        <mi mathvariant="normal">=</mi>
        <mrow>
          <munder>
            <mi mathvariant="normal">⋂</mi>
            <mrow>
              <mi mathvariant="normal">g</mi>
              <mi mathvariant="normal">∈</mi>
              <mi mathvariant="normal">G</mi>
            </mrow>
          </munder>
          <mi mathvariant="normal">C</mi>
        </mrow>
      </mrow>
      <mrow>
        <mo stretchy="false">(</mo>
        <mi mathvariant="normal">g</mi>
        <mo stretchy="false">)</mo>
      </mrow>
      <mi mathvariant="normal">,</mi>
      <mi/>
      <mi mathvariant="normal">g</mi>
      <mi mathvariant="normal">∈</mi>
      <mi mathvariant="normal">Z</mi>
      <mrow>
        <mo stretchy="false">(</mo>
        <mi mathvariant="normal">G</mi>
        <mo stretchy="false">)</mo>
      </mrow>
      <mi/>
      <mi mathvariant="normal">⇒</mi>
      <mi/>
      <mi mathvariant="normal">C</mi>
      <mrow>
        <mrow>
          <mo stretchy="false">(</mo>
          <mi mathvariant="normal">g</mi>
          <mo stretchy="false">)</mo>
        </mrow>
        <mi mathvariant="normal">=</mi>
        <mi mathvariant="normal">G</mi>
      </mrow>
    </mrow>
    <annotation encoding="StarMath 5.0">Z(G) = oper ⋂ from {g ∈ G} C(g), ~ g ∈ Z(G) ~drarrow~ C(g) = G</annotation>
  </semantics>
</math>
</file>

<file path=Object 6/content.xml><?xml version="1.0" encoding="utf-8"?>
<math xmlns="http://www.w3.org/1998/Math/MathML">
  <semantics>
    <mrow>
      <mfenced open="∣" close="∣">
        <mrow>
          <mi mathvariant="normal">G</mi>
          <mi mathvariant="normal">:</mi>
          <mi mathvariant="normal">H</mi>
        </mrow>
      </mfenced>
      <mi mathvariant="normal">=</mi>
      <mfrac>
        <mfenced open="∣" close="∣">
          <mi mathvariant="normal">G</mi>
        </mfenced>
        <mfenced open="∣" close="∣">
          <mi mathvariant="normal">H</mi>
        </mfenced>
      </mfrac>
    </mrow>
    <annotation encoding="StarMath 5.0">abs{G : H} = abs G over abs H</annotation>
  </semantics>
</math>
</file>

<file path=Object 7/content.xml><?xml version="1.0" encoding="utf-8"?>
<math xmlns="http://www.w3.org/1998/Math/MathML">
  <semantics>
    <mrow>
      <mi mathvariant="normal">ϕ</mi>
      <mi mathvariant="normal">=</mi>
      <mfenced open="" close="">
        <mtable>
          <mtr>
            <mtd>
              <mn>1</mn>
            </mtd>
            <mtd>
              <mn>2</mn>
            </mtd>
            <mtd>
              <mn>3</mn>
            </mtd>
          </mtr>
          <mtr>
            <mtd>
              <mn>1</mn>
            </mtd>
            <mtd>
              <mn>2</mn>
            </mtd>
            <mtd>
              <mn>3</mn>
            </mtd>
          </mtr>
        </mtable>
      </mfenced>
    </mrow>
    <annotation encoding="StarMath 5.0">ϕ = left ( matrix{1 # 2 # 3 ## 1 # 2 # 3} right )</annotation>
  </semantics>
</math>
</file>